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e644" officeooo:paragraph-rsid="0018e644"/>
    </style:style>
    <style:style style:name="P2" style:family="paragraph" style:parent-style-name="Standard">
      <style:paragraph-properties fo:text-align="justify" style:justify-single-word="false"/>
      <style:text-properties officeooo:rsid="0018e644" officeooo:paragraph-rsid="0018e644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18e644" officeooo:paragraph-rsid="0018e64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cadora de Automóveis</text:p>
      <text:p text:style-name="P1"/>
      <text:p text:style-name="P2">Requisitos Funcionais</text:p>
      <text:p text:style-name="P2"/>
      <text:list xml:id="list612639943" text:style-name="L1">
        <text:list-item>
          <text:p text:style-name="P3">Cadastrar Funcionários</text:p>
          <text:p text:style-name="P3"/>
          <text:p text:style-name="P3">O sistema deve armazenar os dados de todos os funcionários (vendedores,equipe de limpeza, gerente…) da empresa.</text:p>
          <text:p text:style-name="P3"/>
        </text:list-item>
        <text:list-item>
          <text:p text:style-name="P3">Cadastrar carros</text:p>
          <text:p text:style-name="P3"/>
          <text:p text:style-name="P3">Toda vez que um carro é adquirido pela empresa informações como seu modelo, ano de lançamento, quilometragem, etc, devem ser registradas.</text:p>
          <text:p text:style-name="P3"/>
        </text:list-item>
        <text:list-item>
          <text:p text:style-name="P3">Cadastrar Cliente</text:p>
          <text:p text:style-name="P3"/>
        </text:list-item>
      </text:list>
      <text:p text:style-name="P2"/>
      <text:p text:style-name="P2"><text:tab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3T11:09:44.715755991</meta:creation-date>
    <dc:date>2021-08-03T11:18:09.500316433</dc:date>
    <meta:editing-duration>PT8M30S</meta:editing-duration>
    <meta:editing-cycles>1</meta:editing-cycles>
    <meta:document-statistic meta:table-count="0" meta:image-count="0" meta:object-count="0" meta:page-count="1" meta:paragraph-count="13" meta:word-count="58" meta:character-count="357" meta:non-whitespace-character-count="315"/>
    <meta:generator>LibreOffice/6.4.7.2$Linux_X86_64 LibreOffice_project/40$Build-2</meta:generator>
  </office:meta>
</office:document-meta>
</file>